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070000010723F1040263599D26.png" manifest:media-type="image/png"/>
  <manifest:file-entry manifest:full-path="Pictures/1000020100000184000001844F46018056371050.png" manifest:media-type="image/png"/>
  <manifest:file-entry manifest:full-path="Pictures/10000201000000A3000000A3DEC24D9174662F4A.png" manifest:media-type="image/png"/>
  <manifest:file-entry manifest:full-path="Pictures/100000000000078000000438A1CAC5A3D701001F.png" manifest:media-type="image/png"/>
  <manifest:file-entry manifest:full-path="Pictures/10000201000002AF000002AF15DAAF4CC6BB132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" svg:font-family="'Century Gothic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miscShapeWipe" smil:subtype="heart"/>
    </style:style>
    <style:style style:name="dp4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miscShapeWipe" smil:subtype="horizontal"/>
    </style:style>
    <style:style style:name="dp5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miscShapeWipe" smil:subtype="diamond"/>
    </style:style>
    <style:style style:name="dp6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</style:style>
    <style:style style:name="gr2" style:family="graphic">
      <style:graphic-properties style:protect="siz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fill-color="#ffffff" fo:min-height="13.364cm"/>
    </style:style>
    <style:style style:name="pr7" style:family="presentation" style:parent-style-name="Title_20_and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72pt"/>
    </style:style>
    <style:style style:name="P3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0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9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10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ebebeb" style:text-line-through-style="none" style:text-line-through-type="none" style:text-position="0% 100%" style:font-name="Century Gothic" fo:font-size="72pt" fo:letter-spacing="normal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T2" style:family="text">
      <style:text-properties fo:text-transform="uppercase" fo:color="#8ad0d6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fo:color="#dc5834" style:text-line-through-style="none" style:text-line-through-type="none" style:text-position="0% 100%" style:font-name="Century Gothic" fo:font-size="54pt" fo:letter-spacing="normal" fo:font-style="normal" style:text-underline-style="none" fo:font-weight="bold" style:font-size-asian="54pt" style:font-style-asian="normal" style:font-weight-asian="bold" style:font-size-complex="54pt" style:font-style-complex="normal" style:font-weight-complex="bold"/>
    </style:style>
    <style:style style:name="T4" style:family="text">
      <style:text-properties fo:font-variant="normal" fo:text-transform="none" fo:color="#ebebeb" style:text-line-through-style="none" style:text-line-through-type="none" style:text-position="0% 100%" style:font-name="Century Gothic" fo:font-size="42pt" fo:letter-spacing="normal" fo:font-style="normal" style:text-underline-style="none" fo:font-weight="normal" style:font-size-asian="42pt" style:font-style-asian="normal" style:font-weight-asian="normal" style:font-size-complex="42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entury Gothic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Century Gothic" fo:font-size="14pt" fo:letter-spacing="normal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8" style:family="text">
      <style:text-properties fo:font-variant="normal" fo:text-transform="none" fo:color="#f4a16f" style:text-line-through-style="none" style:text-line-through-type="none" style:text-position="0% 100%" style:font-name="Century Gothic" fo:font-size="20pt" fo:letter-spacing="normal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Century Gothic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Century Gothic" fo:font-size="96pt" fo:letter-spacing="normal" fo:font-style="normal" style:text-underline-style="none" fo:font-weight="bold" style:font-size-asian="96pt" style:font-style-asian="normal" style:font-weight-asian="bold" style:font-size-complex="96pt" style:font-style-complex="normal" style:font-weight-complex="bold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Century Gothic" fo:font-size="64pt" fo:letter-spacing="normal" fo:font-style="normal" style:text-underline-style="none" fo:font-weight="bold" style:font-size-asian="64pt" style:font-style-asian="normal" style:font-weight-asian="bold" style:font-size-complex="64pt" style:font-style-complex="normal" style:font-weight-complex="bold"/>
    </style:style>
    <style:style style:name="T13" style:family="text">
      <style:text-properties fo:font-variant="normal" fo:text-transform="none" fo:color="#f4a16f" style:text-line-through-style="none" style:text-line-through-type="none" style:text-position="0% 100%" style:font-name="Century Gothic" fo:font-size="64pt" fo:letter-spacing="normal" fo:font-style="normal" style:text-underline-style="none" fo:font-weight="bold" style:font-size-asian="64pt" style:font-style-asian="normal" style:font-weight-asian="bold" style:font-size-complex="64pt" style:font-style-complex="normal" style:font-weight-complex="bold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Century Gothic" fo:font-size="64pt" fo:letter-spacing="normal" fo:font-style="normal" style:text-underline-style="none" fo:font-weight="normal" style:font-size-asian="64pt" style:font-style-asian="normal" style:font-weight-asian="normal" style:font-size-complex="64pt" style:font-style-complex="normal" style:font-weight-complex="normal"/>
    </style:style>
    <style:style style:name="T15" style:family="text">
      <style:text-properties fo:font-variant="normal" fo:text-transform="none" fo:color="#f4a16f" style:text-line-through-style="none" style:text-line-through-type="none" style:text-position="0% 100%" style:font-name="Century Gothic" fo:font-size="64pt" fo:letter-spacing="normal" fo:font-style="normal" style:text-underline-style="none" fo:font-weight="normal" style:font-size-asian="64pt" style:font-style-asian="normal" style:font-weight-asian="normal" style:font-size-complex="6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ebebe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8ad0d6" fo:font-size="8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dc583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8ad0d6" fo:font-size="8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">
        <style:list-level-properties text:space-before="0.001cm" text:min-label-width="0.952cm"/>
        <style:text-properties fo:font-family="'Wingdings 3'" style:font-charset="x-symbol" fo:color="#8ad0d6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001cm" text:min-label-width="0.952cm"/>
        <style:text-properties fo:color="#8ad0d6" fo:font-size="8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4.515cm" svg:height="9.248cm" svg:x="3.208cm" svg:y="4.022cm" presentation:class="title" presentation:user-transformed="true">
          <draw:text-box>
            <text:p text:style-name="P1"><text:span text:style-name="T1"><text:line-break/></text:span><text:span text:style-name="T1"/></text:p>
          </draw:text-box>
        </draw:frame>
        <draw:frame draw:name="Subtitle 2" presentation:style-name="pr2" draw:text-style-name="P4" draw:layer="layout" svg:width="24.515cm" svg:height="2.392cm" svg:x="3.208cm" svg:y="13.271cm" presentation:class="subtitle" presentation:user-transformed="true">
          <draw:text-box>
            <text:p text:style-name="P3"><text:span text:style-name="T2"><text:s text:c="28"/></text:span><text:span text:style-name="T2">How to handle your task</text:span></text:p>
            <text:p text:style-name="P3"><text:span text:style-name="T2"/></text:p>
          </draw:text-box>
        </draw:frame>
        <draw:custom-shape draw:name="Rectangle 3" draw:style-name="gr1" draw:text-style-name="P6" draw:layer="layout" svg:width="17.4cm" svg:height="4.827cm" svg:x="4.914cm" svg:y="2.509cm">
          <text:p text:style-name="P5"><text:span text:style-name="T3">COMPOSITION WRIT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Rubric" draw:style-name="dp3" draw:master-page-name="Title_20_and_20_Content" presentation:presentation-page-layout-name="AL2T11" xml:id="id1" draw:id="id1">
        <draw:frame draw:name="Title 1" presentation:style-name="pr4" draw:text-style-name="P8" xml:id="id2" draw:id="id2" draw:layer="layout" svg:width="8.183cm" svg:height="1.826cm" svg:x="9.778cm" svg:y="0.604cm" presentation:class="title" presentation:user-transformed="true">
          <draw:text-box>
            <text:p text:style-name="P1"><text:span text:style-name="T4">The Rubric</text:span></text:p>
          </draw:text-box>
        </draw:frame>
        <draw:frame draw:name="Content Placeholder 2" presentation:style-name="pr5" draw:text-style-name="P9" draw:layer="layout" svg:width="25.326cm" svg:height="15.239cm" svg:x="2.83cm" svg:y="4.064cm" presentation:class="outline" presentation:user-transformed="true">
          <draw:text-box>
            <text:p xml:id="id3" text:id="id3" text:style-name="P3"><text:span text:style-name="T5">In <text:s/>an exam situation, normally, you are given an introduction. </text:span></text:p>
            <text:p xml:id="id4" text:id="id4" text:style-name="P3"><text:span text:style-name="T5">You are required to complete the story in line with the given introduction.</text:span></text:p>
            <text:p xml:id="id5" text:id="id5" text:style-name="P3"><text:span text:style-name="T6"><text:s text:c="46"/></text:span><text:span text:style-name="T6">An example of a rubric</text:span></text:p>
            <text:p xml:id="id6" text:id="id6" text:style-name="P3"><text:span text:style-name="T7">Complete the story below making it as interesting as possible.</text:span></text:p>
            <text:p xml:id="id7" text:id="id7" text:style-name="P3"><text:span text:style-name="T8">When we arrived in school at three o’clock from our standard eight educational tour, we were surprised to find the other pupils on parade…</text:span></text:p>
            <text:p xml:id="id8" text:id="id8" text:style-name="P3"><text:span text:style-name="T5">In the above introduction, you are required to observe the following before you begin writing:</text:span></text:p>
            <text:p xml:id="id9" text:id="id9" text:style-name="P3"><text:span text:style-name="T5">Pay key attention to the key words. In this case, the key words are arrived at simply by the use of the following acronym.</text:span></text:p>
            <text:list text:style-name="L5">
              <text:list-item>
                <text:p xml:id="id10" text:id="id10" text:style-name="P3"><text:span text:style-name="T6">C</text:span><text:span text:style-name="T5">haracters-</text:span></text:p>
              </text:list-item>
              <text:list-item>
                <text:p xml:id="id11" text:id="id11" text:style-name="P3"><text:span text:style-name="T6">A</text:span><text:span text:style-name="T5">ction-</text:span></text:p>
              </text:list-item>
              <text:list-item>
                <text:p xml:id="id12" text:id="id12" text:style-name="P3"><text:span text:style-name="T6">P</text:span><text:span text:style-name="T5">lace-</text:span></text:p>
              </text:list-item>
              <text:list-item>
                <text:p xml:id="id13" text:id="id13" text:style-name="P3"><text:span text:style-name="T6">Ti</text:span><text:span text:style-name="T5">me-</text:span></text:p>
              </text:list-item>
              <text:list-item>
                <text:p xml:id="id14" text:id="id14" text:style-name="P3"><text:span text:style-name="T6">E</text:span><text:span text:style-name="T5">motions-</text:span></text:p>
              </text:list-item>
              <text:list-item>
                <text:p xml:id="id15" text:id="id15" text:style-name="P3"><text:span text:style-name="T6">T</text:span><text:span text:style-name="T5">heme- </text:span></text:p>
              </text:list-item>
            </text:list>
          </draw:text-box>
        </draw:frame>
        <anim:par smil:dur="indefinite" smil:restart="never" presentation:node-type="timing-root">
          <anim:par smil:begin="id1.begin">
            <anim:transitionFilter smil:dur="3s" smil:type="miscShapeWipe" smil:subtype="heart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xit" presentation:preset-id="ooo-exit-fade-out-and-swivel">
                  <anim:transitionFilter smil:dur="2s" smil:targetElement="id2" smil:type="fade" smil:subtype="crossfade" smil:mode="out"/>
                  <anim:animate smil:dur="2s" smil:targetElement="id2" smil:attributeName="width" smil:values="width;0.92*width;0.71*width;0.38*width;0;-0.38*width;-0.71*width;-0.92*width;-width;-0.92*width;-0.71*width;-0.38*width;0;0.38*width;0.71*width;0.92*width;width;0.92*width;0.71*width;0.38*width;0" smil:keyTimes="0;0.05;0.1;0.15;0.2;0.25;0.3;0.35;0.4;0.45;0.5;0.55;0.6;0.65;0.7;0.75;0.8;0.85;0.9;0.95;1"/>
                  <anim:animate smil:dur="2s" smil:targetElement="id2" smil:attributeName="height" smil:values="height;height" smil:keyTimes="0;1"/>
                  <anim:set smil:begin="1.999s" smil:dur="0.001s" smil:fill="hold" smil:targetElement="id2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3" anim:sub-item="text" smil:attributeName="visibility" smil:to="visible"/>
                  <anim:transitionFilter smil:dur="2s" smil:targetElement="id3" anim:sub-item="text" smil:type="ellipseWipe" smil:subtype="horizontal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x" smil:values="x;x" smil:keyTimes="0;1"/>
                  <anim:animate smil:dur="0.5s" smil:fill="hold" smil:targetElement="id4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5" anim:sub-item="text" smil:attributeName="visibility" smil:to="visible"/>
                  <anim:transitionFilter smil:dur="1s" smil:targetElement="id5" anim:sub-item="text" smil:type="fade" smil:subtype="crossfade"/>
                  <anim:animate smil:dur="1s" smil:fill="hold" smil:targetElement="id5" anim:sub-item="text" smil:attributeName="x" smil:values="x;x" smil:keyTimes="0;1"/>
                  <anim:animate smil:dur="1s" smil:fill="hold" smil:targetElement="id5" anim:sub-item="text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unce">
                  <anim:set smil:begin="0s" smil:dur="0.001s" smil:fill="hold" smil:targetElement="id6" anim:sub-item="text" smil:attributeName="visibility" smil:to="visible"/>
                  <anim:transitionFilter smil:begin="0s" smil:dur="0.58s" smil:targetElement="id6" anim:sub-item="text" smil:type="barWipe" smil:subtype="topToBottom" smil:direction="reverse"/>
                  <anim:animate smil:begin="0s" smil:dur="1.822s" smil:targetElement="id6" anim:sub-item="text" smil:attributeName="x" smil:values="x-0.25;x" smil:keyTimes="0;1"/>
                  <anim:animate smil:begin="0s" smil:dur="0.664s" smil:targetElement="id6" anim:sub-item="text" smil:attributeName="y" smil:values="0.5;1" smil:keyTimes="0;1"/>
                  <anim:animate smil:begin="0.664s" smil:dur="0.664s" smil:targetElement="id6" anim:sub-item="text" smil:attributeName="y" smil:values="0;1" smil:keyTimes="0;1"/>
                  <anim:animate smil:begin="1.324s" smil:dur="0.332s" smil:targetElement="id6" anim:sub-item="text" smil:attributeName="y" smil:values="0;1" smil:keyTimes="0;1"/>
                  <anim:animate smil:begin="1.656s" smil:dur="0.164s" smil:targetElement="id6" anim:sub-item="text" smil:attributeName="y" smil:values="0;1" smil:keyTimes="0;1"/>
                  <anim:animateTransform smil:begin="0.65s" smil:dur="0.026s" smil:targetElement="id6" anim:sub-item="text" smil:to="167" smil:attributeName="transform" svg:type="scale"/>
                  <anim:animateTransform smil:begin="0.676s" smil:dur="0.166s" smil:decelerate="0.5" smil:targetElement="id6" anim:sub-item="text" smil:to="278" smil:attributeName="transform" svg:type="scale"/>
                  <anim:animateTransform smil:begin="1.312s" smil:dur="0.026s" smil:targetElement="id6" anim:sub-item="text" smil:to="222" smil:attributeName="transform" svg:type="scale"/>
                  <anim:animateTransform smil:begin="1.338s" smil:dur="0.166s" smil:decelerate="0.5" smil:targetElement="id6" anim:sub-item="text" smil:to="278" smil:attributeName="transform" svg:type="scale"/>
                  <anim:animateTransform smil:begin="1.642s" smil:dur="0.026s" smil:targetElement="id6" anim:sub-item="text" smil:to="250" smil:attributeName="transform" svg:type="scale"/>
                  <anim:animateTransform smil:begin="1.668s" smil:dur="0.166s" smil:decelerate="0.5" smil:targetElement="id6" anim:sub-item="text" smil:to="278" smil:attributeName="transform" svg:type="scale"/>
                  <anim:animateTransform smil:begin="1.808s" smil:dur="0.026s" smil:targetElement="id6" anim:sub-item="text" smil:to="264" smil:attributeName="transform" svg:type="scale"/>
                  <anim:animateTransform smil:begin="1.834s" smil:dur="0.166s" smil:decelerate="0.5" smil:targetElement="id6" anim:sub-item="text" smil:to="278" smil:attributeName="transform" svg:type="sca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heel" presentation:preset-sub-type="1">
                  <anim:set smil:begin="0s" smil:dur="0.001s" smil:fill="hold" smil:targetElement="id7" anim:sub-item="text" smil:attributeName="visibility" smil:to="visible"/>
                  <anim:transitionFilter smil:dur="2s" smil:targetElement="id7" anim:sub-item="text" smil:type="pinWheelWipe" smil:subtype="oneBl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mphasis" presentation:preset-id="ooo-emphasis-flash-bulb">
                  <anim:transitionFilter smil:dur="0.5s" smil:targetElement="id8" anim:sub-item="text" smil:type="fade" smil:subtype="crossfade" smil:mode="out"/>
                  <anim:animateTransform smil:dur="0.25s" smil:fill="hold" smil:autoReverse="true" smil:targetElement="id8" anim:sub-item="text" smil:by="292" smil:attributeName="transform" svg:type="scale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preset-class="emphasis" presentation:preset-id="ooo-emphasis-bold-reveal">
                  <anim:set smil:dur="indefinite" smil:targetElement="id9" anim:sub-item="text" smil:attributeName="font-weight" smil:to=""/>
                </anim:par>
                <anim:par smil:begin="0s" presentation:node-type="with-previous" presentation:preset-class="emphasis" presentation:preset-id="ooo-emphasis-bold-reveal">
                  <anim:set smil:dur="indefinite" smil:targetElement="id10" anim:sub-item="text" smil:attributeName="font-weight" smil:to=""/>
                </anim:par>
                <anim:par smil:begin="0s" presentation:node-type="with-previous" presentation:preset-class="emphasis" presentation:preset-id="ooo-emphasis-bold-reveal">
                  <anim:set smil:dur="indefinite" smil:targetElement="id11" anim:sub-item="text" smil:attributeName="font-weight" smil:to=""/>
                </anim:par>
                <anim:par smil:begin="0s" presentation:node-type="with-previous" presentation:preset-class="emphasis" presentation:preset-id="ooo-emphasis-bold-reveal">
                  <anim:set smil:dur="indefinite" smil:targetElement="id12" anim:sub-item="text" smil:attributeName="font-weight" smil:to=""/>
                </anim:par>
                <anim:par smil:begin="0s" presentation:node-type="with-previous" presentation:preset-class="emphasis" presentation:preset-id="ooo-emphasis-bold-reveal">
                  <anim:set smil:dur="indefinite" smil:targetElement="id13" anim:sub-item="text" smil:attributeName="font-weight" smil:to=""/>
                </anim:par>
                <anim:par smil:begin="0s" presentation:node-type="with-previous" presentation:preset-class="emphasis" presentation:preset-id="ooo-emphasis-bold-reveal">
                  <anim:set smil:dur="indefinite" smil:targetElement="id14" anim:sub-item="text" smil:attributeName="font-weight" smil:to=""/>
                </anim:par>
                <anim:par smil:begin="0s" presentation:node-type="with-previous" presentation:preset-class="emphasis" presentation:preset-id="ooo-emphasis-bold-reveal">
                  <anim:set smil:dur="indefinite" smil:targetElement="id15" anim:sub-item="text" smil:attributeName="font-weight" smil:to="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planation" draw:style-name="dp1" draw:master-page-name="Title_20_and_20_Content" presentation:presentation-page-layout-name="AL2T11">
        <draw:frame draw:name="Title 1" presentation:style-name="pr4" draw:text-style-name="P8" draw:layer="layout" svg:width="26.123cm" svg:height="3.889cm" svg:x="1.795cm" svg:y="1.258cm" presentation:class="title" presentation:user-transformed="true">
          <draw:text-box>
            <text:p text:style-name="P1"><text:span text:style-name="T4">Explanation</text:span></text:p>
          </draw:text-box>
        </draw:frame>
        <draw:frame draw:name="Content Placeholder 2" presentation:style-name="pr7" draw:text-style-name="P9" draw:layer="layout" svg:width="24.851cm" svg:height="11.653cm" svg:x="3.065cm" svg:y="5.703cm" presentation:class="outline" presentation:user-transformed="true">
          <draw:text-box>
            <text:p text:style-name="P3"><text:span text:style-name="T9">Explanation</text:span></text:p>
            <text:list text:style-name="L5">
              <text:list-item>
                <text:p text:style-name="P3"><text:span text:style-name="T10">The fact that the standard eight pupils were surprised to find </text:span><text:span text:style-name="T10">their fellow pupils on parade at three o’clock </text:span><text:span text:style-name="T9">proves that it was </text:span><text:span text:style-name="T9">not usual for pupils to be at the assembly at such a time. </text:span><text:span text:style-name="T10">This implies that the writer is expected to write on something </text:span><text:span text:style-name="T9">unusual</text:span><text:span text:style-name="T10"> that might have happened. </text:span></text:p>
              </text:list-item>
              <text:list-item>
                <text:p text:style-name="P3"><text:span text:style-name="T10">As a creative writer, you are required to brainstorm ideas on </text:span><text:span text:style-name="T10">unusual things that can happen within a school set up. For </text:span><text:span text:style-name="T10">example- kidnap of a pupil or teacher, death, resignation, school </text:span><text:span text:style-name="T10">closing down, an impromptu guest, an unexpected competition, </text:span><text:span text:style-name="T10">out break of a disease, terror alert etc. Then you are required to </text:span><text:span text:style-name="T10">pick one theme that you are comfortable with so that you may </text:span><text:span text:style-name="T10">not lack the ideas.</text:span></text:p>
              </text:list-item>
              <text:list-item>
                <text:p text:style-name="P3"><text:span text:style-name="T10">After having known what is expected of you as a writer, you are </text:span><text:span text:style-name="T10">required </text:span><text:span text:style-name="T9">to develop the story in paragraph form.</text:span></text:p>
              </text:list-item>
            </text:list>
            <text:p text:style-name="P3"><text:span text:style-name="T10"/></text:p>
            <text:p text:style-name="P3"><text:span text:style-name="T10"/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veloping a paragraph" draw:style-name="dp1" draw:master-page-name="Title_20_and_20_Content" presentation:presentation-page-layout-name="AL2T11">
        <draw:frame draw:name="Title 1" presentation:style-name="pr4" draw:text-style-name="P8" draw:layer="layout" svg:width="26.123cm" svg:height="3.889cm" svg:x="1.795cm" svg:y="1.258cm" presentation:class="title" presentation:user-transformed="true">
          <draw:text-box>
            <text:p text:style-name="P1"><text:span text:style-name="T4">Developing a paragraph</text:span></text:p>
          </draw:text-box>
        </draw:frame>
        <draw:frame draw:name="Content Placeholder 2" presentation:style-name="pr7" draw:text-style-name="P9" draw:layer="layout" svg:width="24.853cm" svg:height="14.394cm" svg:x="2.43cm" svg:y="3.737cm" presentation:class="outline" presentation:user-transformed="true">
          <draw:text-box>
            <text:p text:style-name="P3"><text:span text:style-name="T11">One can </text:span><text:span text:style-name="T11">develop a </text:span><text:span text:style-name="T11">paragraph </text:span><text:span text:style-name="T11">through </text:span><text:span text:style-name="T11">various </text:span><text:span text:style-name="T11">ways:</text:span></text:p>
            <text:p text:style-name="P3"><text:span text:style-name="T12"/></text:p>
            <text:p text:style-name="P3"><text:span text:style-name="T12">Example</text:span></text:p>
            <text:p text:style-name="P3"><text:span text:style-name="T12">Vivid description </text:span><text:span text:style-name="T12">of:</text:span></text:p>
            <text:list text:style-name="L5">
              <text:list-item>
                <text:p text:style-name="P3"><text:span text:style-name="T13">The weather</text:span></text:p>
              </text:list-item>
              <text:list-item>
                <text:p text:style-name="P3"><text:span text:style-name="T14">…</text:span><text:span text:style-name="T14">the dark clouds </text:span><text:span text:style-name="T14">hung threateningly </text:span><text:span text:style-name="T14">in the sky; perhaps a </text:span><text:span text:style-name="T14">premonition of what </text:span><text:span text:style-name="T14">was about to </text:span><text:span text:style-name="T14">happen. Violent wind </text:span><text:span text:style-name="T14">blew through the </text:span><text:span text:style-name="T14">siala trees making </text:span><text:span text:style-name="T14">us shiver visibly…</text:span></text:p>
              </text:list-item>
              <text:list-item>
                <text:p text:style-name="P3"><text:span text:style-name="T13">Action</text:span></text:p>
              </text:list-item>
              <text:list-item>
                <text:p text:style-name="P3"><text:span text:style-name="T14">…</text:span><text:span text:style-name="T14">as a school rule, </text:span><text:span text:style-name="T14">we made a straight </text:span><text:span text:style-name="T14">file straight to the </text:span><text:span text:style-name="T14">assembly, </text:span><text:span text:style-name="T14">expectantly waiting </text:span><text:span text:style-name="T14">to hear the </text:span><text:span text:style-name="T14">announcement…</text:span></text:p>
              </text:list-item>
              <text:list-item>
                <text:p text:style-name="P3"><text:span text:style-name="T13">Emotions/feelings</text:span></text:p>
              </text:list-item>
              <text:list-item>
                <text:p text:style-name="P3"><text:span text:style-name="T14">…</text:span><text:span text:style-name="T14">myriads of </text:span><text:span text:style-name="T14">questions flooded </text:span><text:span text:style-name="T14">my mind as I </text:span><text:span text:style-name="T14">wondered what on </text:span><text:span text:style-name="T14">earth had happened. </text:span><text:span text:style-name="T14">I crossed my fingers </text:span><text:span text:style-name="T14">hoping for the best </text:span><text:span text:style-name="T14">but preparing for the </text:span><text:span text:style-name="T14">worst…</text:span></text:p>
              </text:list-item>
              <text:list-item>
                <text:p text:style-name="P3"><text:span text:style-name="T13">Rhetoric </text:span><text:span text:style-name="T13">questions</text:span></text:p>
              </text:list-item>
              <text:list-item>
                <text:p text:style-name="P3"><text:span text:style-name="T14">These are questions </text:span><text:span text:style-name="T14">without answers. </text:span><text:span text:style-name="T14">Paragraphs can be </text:span><text:span text:style-name="T14">developed through </text:span><text:span text:style-name="T14">use of rhetoric </text:span><text:span text:style-name="T14">questions: </text:span></text:p>
              </text:list-item>
              <text:list-item>
                <text:p text:style-name="P3"><text:span text:style-name="T14">What was going on? </text:span><text:span text:style-name="T14">What could have </text:span><text:span text:style-name="T14">happened? Those </text:span><text:span text:style-name="T14">are just some of the </text:span><text:span text:style-name="T14">questions that filled </text:span><text:span text:style-name="T14">my mind…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lan your story…&#10;" draw:style-name="dp4" draw:master-page-name="Title_20_and_20_Content" presentation:presentation-page-layout-name="AL2T11" xml:id="id16" draw:id="id16">
        <draw:frame draw:name="Title 1" presentation:style-name="pr4" draw:text-style-name="P8" draw:layer="layout" svg:width="26.123cm" svg:height="3.889cm" svg:x="1.795cm" svg:y="1.258cm" presentation:class="title" presentation:user-transformed="true">
          <draw:text-box>
            <text:p text:style-name="P1"><text:span text:style-name="T4">Plan your story…</text:span><text:span text:style-name="T4"><text:line-break/></text:span><text:span text:style-name="T4"/></text:p>
          </draw:text-box>
        </draw:frame>
        <draw:frame draw:name="Content Placeholder 2" presentation:style-name="pr7" draw:text-style-name="P9" draw:layer="layout" svg:width="24.851cm" svg:height="11.653cm" svg:x="3.065cm" svg:y="5.703cm" presentation:class="outline" presentation:user-transformed="true">
          <draw:text-box>
            <text:p text:style-name="P3"><text:span text:style-name="T15">use why questions</text:span></text:p>
            <text:p text:style-name="P3"><text:span text:style-name="T14">e.g </text:span></text:p>
            <text:list text:style-name="L5">
              <text:list-item>
                <text:p text:style-name="P3"><text:span text:style-name="T14">what happened?</text:span></text:p>
              </text:list-item>
              <text:list-item>
                <text:p text:style-name="P3"><text:span text:style-name="T14">who was involved?</text:span></text:p>
              </text:list-item>
              <text:list-item>
                <text:p text:style-name="P3"><text:span text:style-name="T14">where did it </text:span><text:span text:style-name="T14">happen?</text:span></text:p>
              </text:list-item>
              <text:list-item>
                <text:p text:style-name="P3"><text:span text:style-name="T14">when did it happen?</text:span></text:p>
              </text:list-item>
              <text:list-item>
                <text:p text:style-name="P3"><text:span text:style-name="T14">how did it happen?</text:span></text:p>
              </text:list-item>
              <text:list-item>
                <text:p text:style-name="P3"><text:span text:style-name="T14">what did you do?</text:span></text:p>
              </text:list-item>
              <text:list-item>
                <text:p text:style-name="P3"><text:span text:style-name="T14">what was learnt?</text:span></text:p>
              </text:list-item>
              <text:list-item>
                <text:p text:style-name="P3"><text:span text:style-name="T9"> </text:span></text:p>
              </text:list-item>
            </text:list>
          </draw:text-box>
        </draw:frame>
        <anim:par smil:dur="indefinite" smil:restart="never" presentation:node-type="timing-root">
          <anim:par smil:begin="id16.begin">
            <anim:transitionFilter smil:dur="3s" smil:type="miscShapeWipe" smil:subtype="horizontal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plot" draw:style-name="dp5" draw:master-page-name="Title_20_and_20_Content" presentation:presentation-page-layout-name="AL2T11" xml:id="id17" draw:id="id17">
        <office:forms form:automatic-focus="false" form:apply-design-mode="false"/>
        <draw:frame draw:name="Title 1" presentation:style-name="pr4" draw:text-style-name="P8" draw:layer="layout" svg:width="26.123cm" svg:height="3.889cm" svg:x="1.795cm" svg:y="1.258cm" presentation:class="title" presentation:user-transformed="true">
          <draw:text-box>
            <text:p text:style-name="P1"><text:span text:style-name="T4">The plot</text:span></text:p>
          </draw:text-box>
        </draw:frame>
        <draw:frame draw:name="Content Placeholder 2" presentation:style-name="pr7" draw:text-style-name="P9" draw:layer="layout" svg:width="24.851cm" svg:height="11.653cm" svg:x="3.065cm" svg:y="5.703cm" presentation:class="outline" presentation:user-transformed="true">
          <draw:text-box>
            <text:list text:style-name="L5">
              <text:list-item>
                <text:p text:style-name="P10"><text:span text:style-name="T9">Develop a good plot that has a simple and excellent flow of </text:span><text:span text:style-name="T9">ideas</text:span></text:p>
              </text:list-item>
            </text:list>
            <text:p text:style-name="P3"><text:span text:style-name="T9">Example</text:span></text:p>
            <text:list text:continue-numbering="true" text:style-name="L5">
              <text:list-item>
                <text:p text:style-name="P3"><text:span text:style-name="T10">Head teacher invites a guest</text:span></text:p>
              </text:list-item>
              <text:list-item>
                <text:p text:style-name="P3"><text:span text:style-name="T10">The pupils wait expectantly</text:span></text:p>
              </text:list-item>
              <text:list-item>
                <text:p text:style-name="P3"><text:span text:style-name="T10">The visitor makes an announcement-school closing down</text:span></text:p>
              </text:list-item>
              <text:list-item>
                <text:p text:style-name="P3"><text:span text:style-name="T10">Pupils suddenly change in expression</text:span></text:p>
              </text:list-item>
              <text:list-item>
                <text:p text:style-name="P3"><text:span text:style-name="T10">Story ends in suspense</text:span></text:p>
              </text:list-item>
            </text:list>
            <text:p text:style-name="P3"><text:span text:style-name="T9">Employ a variety of sentence structures</text:span></text:p>
            <text:list text:continue-numbering="true" text:style-name="L5">
              <text:list-item>
                <text:p text:style-name="P3"><text:span text:style-name="T10">Akin to a confused rabbit on hot bricks, we exchanged confused </text:span><text:span text:style-name="T10">glances; legions of questions in our mind.</text:span></text:p>
              </text:list-item>
            </text:list>
            <text:p text:style-name="P3"><text:span text:style-name="T10">Develop a complication</text:span></text:p>
            <text:list text:continue-numbering="true" text:style-name="L5">
              <text:list-item>
                <text:p text:style-name="P3"><text:span text:style-name="T10">Every story centers around a problem. Every story centers </text:span><text:span text:style-name="T10">around a problem. As a good writer create a problem and let the </text:span><text:span text:style-name="T10">characters come up with a resolution.</text:span></text:p>
              </text:list-item>
              <text:list-item>
                <text:p text:style-name="P3"><text:span text:style-name="T10"> </text:span></text:p>
              </text:list-item>
            </text:list>
            <text:p text:style-name="P3"><text:span text:style-name="T10"/></text:p>
            <text:p text:style-name="P3"><text:span text:style-name="T10"/></text:p>
          </draw:text-box>
        </draw:frame>
        <anim:par smil:dur="indefinite" smil:restart="never" presentation:node-type="timing-root">
          <anim:par smil:begin="id17.begin">
            <anim:transitionFilter smil:dur="3s" smil:type="miscShapeWipe" smil:subtype="diamond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clusion" draw:style-name="dp6" draw:master-page-name="Title_20_and_20_Content" presentation:presentation-page-layout-name="AL2T11">
        <draw:frame draw:name="Title 1" presentation:style-name="pr4" draw:text-style-name="P8" draw:layer="layout" svg:width="26.123cm" svg:height="3.889cm" svg:x="1.795cm" svg:y="1.258cm" presentation:class="title" presentation:user-transformed="true">
          <draw:text-box>
            <text:p text:style-name="P1"><text:span text:style-name="T4">Conclusion</text:span></text:p>
          </draw:text-box>
        </draw:frame>
        <draw:frame draw:name="Content Placeholder 2" presentation:style-name="pr5" draw:text-style-name="P9" draw:layer="layout" svg:width="24.851cm" svg:height="11.653cm" svg:x="1.795cm" svg:y="3.671cm" presentation:class="outline" presentation:user-transformed="true">
          <draw:text-box>
            <text:p text:style-name="P3"><text:span text:style-name="T10">Come up with a powerful and relevant conlusion.</text:span></text:p>
            <text:p text:style-name="P3"><text:span text:style-name="T10">Example</text:span></text:p>
            <text:p text:style-name="P3"><text:span text:style-name="T10">Rhetoric question</text:span></text:p>
            <text:p text:style-name="P3"><text:span text:style-name="T10">Moral lesson</text:span></text:p>
            <text:p text:style-name="P3"><text:span text:style-name="T10">Suspense</text:span></text:p>
            <text:p text:style-name="P3"><text:span text:style-name="T10">Proverb </text:span></text:p>
            <text:p text:style-name="P3"><text:span text:style-name="T10">Own view</text:span></text:p>
            <text:p text:style-name="P3"><text:span text:style-name="T10"/></text:p>
            <text:p text:style-name="P3"><text:span text:style-name="T10"/></text:p>
            <text:p text:style-name="P3"><text:span text:style-name="T10"/></text:p>
            <text:p text:style-name="P3"><text:span text:style-name="T10"/></text:p>
            <text:p text:style-name="P3"><text:span text:style-name="T10"/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riting the story" draw:style-name="dp1" draw:master-page-name="Title_20_and_20_Content" presentation:presentation-page-layout-name="AL2T11">
        <draw:frame draw:name="Title 1" presentation:style-name="pr4" draw:text-style-name="P8" draw:layer="layout" svg:width="26.123cm" svg:height="3.889cm" svg:x="1.795cm" svg:y="1.258cm" presentation:class="title" presentation:user-transformed="true">
          <draw:text-box>
            <text:p text:style-name="P1"><text:span text:style-name="T4">Writing the story</text:span></text:p>
          </draw:text-box>
        </draw:frame>
        <draw:frame draw:name="Content Placeholder 2" presentation:style-name="pr5" draw:text-style-name="P9" draw:layer="layout" svg:width="24.851cm" svg:height="11.653cm" svg:x="3.065cm" svg:y="5.703cm" presentation:class="outline" presentation:user-transformed="true">
          <draw:text-box>
            <text:list text:style-name="L5">
              <text:list-item>
                <text:p text:style-name="P10"><text:span text:style-name="T10">Describe the CAPTET…..</text:span></text:p>
              </text:list-item>
            </text:list>
            <text:p text:style-name="P3"><text:span text:style-name="T10"/></text:p>
            <text:p text:style-name="P3"><text:span text:style-name="T10">Create a conflict (either at the beginning or in the middle of the </text:span><text:span text:style-name="T10">main story)…</text:span></text:p>
            <text:p text:style-name="P3"><text:span text:style-name="T10">Assign tasks to the various characters in the story.</text:span></text:p>
            <text:p text:style-name="P3"><text:span text:style-name="T10">Let a resolution be found (if possible unless the story ends in </text:span><text:span text:style-name="T10">suspense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Gothic" svg:font-family="'Century Gothic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ellipsoid" draw:cx="50%" draw:cy="50%" draw:start-color="#50b9c1" draw:end-color="#50b9c1" draw:start-intensity="100%" draw:end-intensity="100%" draw:angle="900" draw:border="0%"/>
    <draw:fill-image draw:name="msFillBitmap_20_1" draw:display-name="msFillBitmap 1" xlink:href="Pictures/100000000000078000000438A1CAC5A3D701001F.png" xlink:type="simple" xlink:show="embed" xlink:actuate="onLoad"/>
    <draw:fill-image draw:name="msFillBitmap_20_2" draw:display-name="msFillBitmap 2" xlink:href="Pictures/100000000000078000000438A1CAC5A3D701001F.png" xlink:type="simple" xlink:show="embed" xlink:actuate="onLoad"/>
    <draw:opacity draw:name="msTransGradient_20_1" draw:display-name="msTransGradient 1" draw:style="ellipsoid" draw:cx="50%" draw:cy="50%" draw:start="0%" draw:end="7%" draw:angle="900" draw:border="0%"/>
    <draw:opacity draw:name="msTransGradient_20_2" draw:display-name="msTransGradient 2" draw:style="ellipsoid" draw:cx="50%" draw:cy="50%" draw:start="0%" draw:end="7%" draw:angle="9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Century Gothic" fo:font-family="'Century Gothic'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entury Gothic" fo:font-family="'Century Gothic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entury Gothic" fo:font-family="'Century Gothic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entury Gothic" fo:font-family="'Century Gothic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Century Gothic" fo:font-family="'Century Gothic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Century Gothic" fo:font-family="'Century Gothic'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entury Gothic" fo:font-family="'Century Gothic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entury Gothic" fo:font-family="'Century Gothic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ffffff" style:text-line-through-style="none" style:text-line-through-type="none" style:text-position="0% 100%" style:font-name="Century Gothic" fo:font-family="'Century Gothic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Century Gothic" fo:font-family="'Century Gothic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.42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2.342cm)" draw:image-opacity="100%" style:mirror="none"/>
    </style:style>
    <style:style style:name="Mgr5" style:family="graphic" style:parent-style-name="standard">
      <style:graphic-properties draw:stroke="none" svg:stroke-width="0.026cm" draw:fill="gradient" draw:fill-gradient-name="Gradient_20_2" draw:opacity-name="msTransGradient_20_1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45%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283cm, 0cm, 0cm, 0cm)" draw:image-opacity="100%" style:mirror="none"/>
    </style:style>
    <style:style style:name="M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644cm, 0cm)" draw:image-opacity="100%" style:mirror="none"/>
    </style:style>
    <style:style style:name="Mgr8" style:family="graphic" style:parent-style-name="standard">
      <style:graphic-properties draw:stroke="none" svg:stroke-width="0.026cm" draw:fill="solid" draw:fill-color="#b01513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45%"/>
    </style:style>
    <style:style style:name="Mgr9" style:family="graphic" style:parent-style-name="standard">
      <style:graphic-properties draw:stroke="none" svg:stroke-width="0.026cm" draw:fill="gradient" draw:fill-gradient-name="Gradient_20_2" draw:opacity-name="msTransGradient_20_2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45%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9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0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gradient" draw:fill-gradient-name="Gradient_20_2" draw:opacity-name="msTransGradient_20_1"/>
      <style:paragraph-properties fo:text-align="start"/>
      <style:text-properties fo:font-size="18pt"/>
    </style:style>
    <style:style style:name="MP7" style:family="paragraph">
      <loext:graphic-properties draw:fill="solid" draw:fill-color="#b01513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punctuation-wrap="hanging" style:writing-mode="lr-tb"/>
      <style:text-properties fo:font-size="72pt"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72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28pt" style:font-size-asian="14pt" style:font-size-complex="14pt"/>
    </style:style>
    <style:style style:name="MP14" style:family="paragraph">
      <loext:graphic-properties draw:fill="gradient" draw:fill-gradient-name="Gradient_20_2" draw:opacity-name="msTransGradient_20_2"/>
      <style:paragraph-properties fo:text-align="start"/>
      <style:text-properties fo:font-size="18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font-size="42pt"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42pt"/>
    </style:style>
    <style:style style:name="MP17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0pt"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T1" style:family="text">
      <style:text-properties fo:font-variant="normal" fo:text-transform="none" fo:color="#ebebeb" style:text-line-through-style="none" style:text-line-through-type="none" style:text-position="0% 100%" style:font-name="Century Gothic" fo:font-size="72pt" fo:letter-spacing="normal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Century Gothic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entury Gothic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ebebeb" style:text-line-through-style="none" style:text-line-through-type="none" style:text-position="0% 100%" style:font-name="Century Gothic" fo:font-size="42pt" fo:letter-spacing="normal" fo:font-style="normal" style:text-underline-style="none" fo:font-weight="normal" style:font-size-asian="42pt" style:font-style-asian="normal" style:font-weight-asian="normal" style:font-size-complex="42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Century Gothic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ebebe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">
        <style:list-level-properties text:space-before="0.001cm" text:min-label-width="0.952cm"/>
        <style:text-properties fo:font-family="'Wingdings 3'" style:font-charset="x-symbol" fo:color="#8ad0d6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">
        <style:list-level-properties text:space-before="0.001cm" text:min-label-width="0.952cm"/>
        <style:text-properties fo:font-family="'Wingdings 3'" style:font-charset="x-symbol" fo:color="#8ad0d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8ad0d6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">
        <style:list-level-properties text:space-before="0.001cm" text:min-label-width="0.952cm"/>
        <style:text-properties fo:font-family="'Wingdings 3'" style:font-charset="x-symbol" fo:color="#8ad0d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8ad0d6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style:font-charset="x-symbol" fo:color="#8ad0d6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">
        <style:list-level-properties text:space-before="0.001cm" text:min-label-width="0.952cm"/>
        <style:text-properties fo:font-family="'Wingdings 3'" style:font-charset="x-symbol" fo:color="#8ad0d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8ad0d6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style:font-charset="x-symbol" fo:color="#8ad0d6" fo:font-size="80%"/>
      </text:list-level-style-bullet>
      <text:list-level-style-bullet text:level="4" text:bullet-char="">
        <style:list-level-properties text:space-before="3.811cm" text:min-label-width="0.634cm"/>
        <style:text-properties fo:font-family="'Wingdings 3'" style:font-charset="x-symbol" fo:color="#8ad0d6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">
        <style:list-level-properties text:space-before="0.001cm" text:min-label-width="0.952cm"/>
        <style:text-properties fo:font-family="'Wingdings 3'" style:font-charset="x-symbol" fo:color="#8ad0d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8ad0d6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style:font-charset="x-symbol" fo:color="#8ad0d6" fo:font-size="80%"/>
      </text:list-level-style-bullet>
      <text:list-level-style-bullet text:level="4" text:bullet-char="">
        <style:list-level-properties text:space-before="3.811cm" text:min-label-width="0.634cm"/>
        <style:text-properties fo:font-family="'Wingdings 3'" style:font-charset="x-symbol" fo:color="#8ad0d6" fo:font-size="80%"/>
      </text:list-level-style-bullet>
      <text:list-level-style-bullet text:level="5" text:bullet-char="">
        <style:list-level-properties text:space-before="5.081cm" text:min-label-width="0.634cm"/>
        <style:text-properties fo:font-family="'Wingdings 3'" style:font-charset="x-symbol" fo:color="#8ad0d6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Picture 7" draw:style-name="Mgr3" draw:text-style-name="MP5" draw:layer="backgroundobjects" svg:width="11.213cm" svg:height="11.633cm" svg:x="0cm" svg:y="7.416cm">
        <draw:image xlink:href="Pictures/10000201000002AF000002AF15DAAF4CC6BB1325.png" xlink:type="simple" xlink:show="embed" xlink:actuate="onLoad">
          <text:p/>
        </draw:image>
      </draw:frame>
      <draw:frame draw:name="Picture 6" draw:style-name="Mgr4" draw:text-style-name="MP5" draw:layer="backgroundobjects" svg:width="4.228cm" svg:height="6.57cm" svg:x="0cm" svg:y="8.034cm">
        <draw:image xlink:href="Pictures/1000020100000184000001844F46018056371050.png" xlink:type="simple" xlink:show="embed" xlink:actuate="onLoad">
          <text:p/>
        </draw:image>
      </draw:frame>
      <draw:custom-shape draw:name="Oval 15" draw:style-name="Mgr5" draw:text-style-name="MP6" draw:layer="backgroundobjects" svg:width="7.831cm" svg:height="7.831cm" svg:x="23.914cm" svg:y="4.657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Picture 8" draw:style-name="Mgr6" draw:text-style-name="MP5" draw:layer="backgroundobjects" svg:width="4.453cm" svg:height="3.17cm" svg:x="22.221cm" svg:y="0cm">
        <draw:image xlink:href="Pictures/10000201000001070000010723F1040263599D26.png" xlink:type="simple" xlink:show="embed" xlink:actuate="onLoad">
          <text:p/>
        </draw:image>
      </draw:frame>
      <draw:frame draw:name="Picture 9" draw:style-name="Mgr7" draw:text-style-name="MP5" draw:layer="backgroundobjects" svg:width="2.759cm" svg:height="2.116cm" svg:x="23.905cm" svg:y="16.933cm">
        <draw:image xlink:href="Pictures/10000201000000A3000000A3DEC24D9174662F4A.png" xlink:type="simple" xlink:show="embed" xlink:actuate="onLoad">
          <text:p/>
        </draw:image>
      </draw:frame>
      <draw:custom-shape draw:name="Rectangle 13" draw:style-name="Mgr8" draw:text-style-name="MP7" draw:layer="backgroundobjects" svg:width="1.904cm" svg:height="3.174cm" svg:x="28.994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9" draw:layer="backgroundobjects" svg:width="24.515cm" svg:height="9.248cm" svg:x="3.208cm" svg:y="4.022cm" presentation:class="title" presentation:user-transformed="true">
        <draw:text-box>
          <text:p text:style-name="MP8"><text:span text:style-name="MT1">Click to edit Master title style</text:span></text:p>
        </draw:text-box>
      </draw:frame>
      <draw:frame draw:name="Date Placeholder 3" presentation:style-name="Mpr2" draw:text-style-name="MP11" draw:layer="backgroundobjects" svg:width="2.751cm" svg:height="0.846cm" draw:transform="rotate (-1.5707963267949) translate (30.009cm 4.022cm)" presentation:class="date-time" presentation:user-transformed="true">
        <draw:text-box>
          <text:p text:style-name="MP10"><text:span text:style-name="MT2"><text:date style:data-style-name="D1" text:date-value="2020-05-13">13/05/20</text:date></text:span></text:p>
        </draw:text-box>
      </draw:frame>
      <draw:frame draw:name="Footer Placeholder 4" presentation:style-name="Mpr3" draw:text-style-name="MP11" draw:layer="backgroundobjects" svg:width="10.721cm" svg:height="0.846cm" draw:transform="rotate (-1.5707963267949) translate (30.65cm 4.022cm)" presentation:class="footer" presentation:user-transformed="true">
        <draw:text-box>
          <text:p/>
        </draw:text-box>
      </draw:frame>
      <draw:frame draw:name="Slide Number Placeholder 5" presentation:style-name="Mpr3" draw:text-style-name="MP13" draw:layer="backgroundobjects" svg:width="2.327cm" svg:height="2.131cm" svg:x="28.757cm" svg:y="0.821cm" presentation:class="page-number" presentation:user-transformed="true">
        <draw:text-box>
          <text:p text:style-name="MP12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Picture 7" draw:style-name="Mgr3" draw:text-style-name="MP5" draw:layer="backgroundobjects" svg:width="11.213cm" svg:height="11.633cm" svg:x="0cm" svg:y="7.416cm">
        <draw:image xlink:href="Pictures/10000201000002AF000002AF15DAAF4CC6BB1325.png" xlink:type="simple" xlink:show="embed" xlink:actuate="onLoad">
          <text:p/>
        </draw:image>
      </draw:frame>
      <draw:frame draw:name="Picture 6" draw:style-name="Mgr4" draw:text-style-name="MP5" draw:layer="backgroundobjects" svg:width="4.228cm" svg:height="6.57cm" svg:x="0cm" svg:y="8.034cm">
        <draw:image xlink:href="Pictures/1000020100000184000001844F46018056371050.png" xlink:type="simple" xlink:show="embed" xlink:actuate="onLoad">
          <text:p/>
        </draw:image>
      </draw:frame>
      <draw:custom-shape draw:name="Oval 15" draw:style-name="Mgr9" draw:text-style-name="MP14" draw:layer="backgroundobjects" svg:width="7.831cm" svg:height="7.831cm" svg:x="23.914cm" svg:y="4.657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Picture 8" draw:style-name="Mgr6" draw:text-style-name="MP5" draw:layer="backgroundobjects" svg:width="4.453cm" svg:height="3.17cm" svg:x="22.221cm" svg:y="0cm">
        <draw:image xlink:href="Pictures/10000201000001070000010723F1040263599D26.png" xlink:type="simple" xlink:show="embed" xlink:actuate="onLoad">
          <text:p/>
        </draw:image>
      </draw:frame>
      <draw:frame draw:name="Picture 9" draw:style-name="Mgr7" draw:text-style-name="MP5" draw:layer="backgroundobjects" svg:width="2.759cm" svg:height="2.116cm" svg:x="23.905cm" svg:y="16.933cm">
        <draw:image xlink:href="Pictures/10000201000000A3000000A3DEC24D9174662F4A.png" xlink:type="simple" xlink:show="embed" xlink:actuate="onLoad">
          <text:p/>
        </draw:image>
      </draw:frame>
      <draw:custom-shape draw:name="Rectangle 13" draw:style-name="Mgr8" draw:text-style-name="MP7" draw:layer="backgroundobjects" svg:width="1.904cm" svg:height="3.174cm" svg:x="28.994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6" draw:text-style-name="MP16" draw:layer="backgroundobjects" svg:width="26.123cm" svg:height="3.889cm" svg:x="1.795cm" svg:y="1.258cm" presentation:class="title" presentation:user-transformed="true">
        <draw:text-box>
          <text:p text:style-name="MP15"><text:span text:style-name="MT4">Click to edit Master title style</text:span></text:p>
        </draw:text-box>
      </draw:frame>
      <draw:frame draw:name="Content Placeholder 2" presentation:style-name="Mpr7" draw:text-style-name="MP18" draw:layer="backgroundobjects" svg:width="24.851cm" svg:height="11.653cm" svg:x="3.065cm" svg:y="5.703cm" presentation:class="outline" presentation:user-transformed="true">
        <draw:text-box>
          <text:list text:style-name="ML5">
            <text:list-item>
              <text:p text:style-name="MP17"><text:span text:style-name="MT5">Edit Master text styles</text:span></text:p>
            </text:list-item>
          </text:list>
          <text:list text:style-name="ML6">
            <text:list-item>
              <text:list>
                <text:list-item>
                  <text:p text:style-name="MP17"><text:span text:style-name="MT6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7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" draw:text-style-name="MP11" draw:layer="backgroundobjects" svg:width="2.751cm" svg:height="0.846cm" draw:transform="rotate (-1.5707963267949) translate (30.009cm 4.022cm)" presentation:class="date-time" presentation:user-transformed="true">
        <draw:text-box>
          <text:p text:style-name="MP10"><text:span text:style-name="MT2"><text:date style:data-style-name="D1" text:date-value="2020-05-13">13/05/20</text:date></text:span></text:p>
        </draw:text-box>
      </draw:frame>
      <draw:frame draw:name="Footer Placeholder 4" presentation:style-name="Mpr9" draw:text-style-name="MP11" draw:layer="backgroundobjects" svg:width="10.721cm" svg:height="0.846cm" draw:transform="rotate (-1.5707963267949) translate (30.65cm 4.022cm)" presentation:class="footer" presentation:user-transformed="true">
        <draw:text-box>
          <text:p/>
        </draw:text-box>
      </draw:frame>
      <draw:frame draw:name="Slide Number Placeholder 5" presentation:style-name="Mpr9" draw:text-style-name="MP13" draw:layer="backgroundobjects" svg:width="2.327cm" svg:height="2.131cm" svg:x="28.757cm" svg:y="0.821cm" presentation:class="page-number" presentation:user-transformed="true">
        <draw:text-box>
          <text:p text:style-name="MP12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COMPOSITION WRITING</dc:title>
    <meta:initial-creator>ezekiel wangusi</meta:initial-creator>
    <meta:editing-cycles>24</meta:editing-cycles>
    <meta:creation-date>2020-04-30T13:18:15</meta:creation-date>
    <dc:date>2020-05-13T17:35:55.565624403</dc:date>
    <meta:editing-duration>P1DT9H52M50S</meta:editing-duration>
    <meta:generator>LibreOffice/6.0.7.3$Linux_X86_64 LibreOffice_project/00m0$Build-3</meta:generator>
    <meta:document-statistic meta:object-count="77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</meta:user-defined>
    <meta:template xlink:type="simple" xlink:actuate="onRequest" xlink:title="Ion" xlink:href=""/>
  </office:meta>
</office:document-meta>
</file>